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8cm" fo:min-width="0.6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5.3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8.095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cmr10" style:font-pitch="variable" fo:font-size="18pt" fo:font-style="normal" style:font-style-asian="normal" style:font-style-complex="normal"/>
    </style:style>
    <style:style style:name="P3" style:family="paragraph">
      <style:text-properties fo:font-family="cmr10" style:font-pitch="variable" fo:font-size="18pt"/>
    </style:style>
    <style:style style:name="T1" style:family="text">
      <style:text-properties fo:font-family="cmmi10" style:font-pitch="variable" fo:font-style="normal" style:font-style-asian="normal" style:font-style-complex="normal"/>
    </style:style>
    <style:style style:name="T2" style:family="text">
      <style:text-properties style:text-position="sub 80%" fo:font-family="cmr10" style:font-pitch="variable"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position="sub 80%" fo:font-family="cmr10" style:font-pitch="variable" fo:font-style="normal" style:font-style-asian="normal" style:font-style-complex="normal"/>
    </style:style>
    <style:style style:name="T4" style:family="text">
      <style:text-properties fo:font-family="cmr10" style:font-pitch="variable" fo:font-style="normal" style:font-style-asian="normal" style:font-style-complex="normal"/>
    </style:style>
    <style:style style:name="T5" style:family="text">
      <style:text-properties style:text-position="sub 80%" fo:font-family="cmr10" style:font-pitch="variable"/>
    </style:style>
    <style:style style:name="T6" style:family="text">
      <style:text-properties fo:font-family="cmr10" style:font-pitch="variable"/>
    </style:style>
    <style:style style:name="T7" style:family="text">
      <style:text-properties fo:font-family="cmmi10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line draw:style-name="gr1" draw:text-style-name="P1" draw:layer="layout" svg:x1="0.633cm" svg:y1="7.221cm" svg:x2="3.173cm" svg:y2="7.221cm">
          <text:p/>
        </draw:line>
        <draw:line draw:style-name="gr1" draw:text-style-name="P1" draw:layer="layout" svg:x1="3.173cm" svg:y1="5.316cm" svg:x2="3.173cm" svg:y2="9.126cm">
          <text:p/>
        </draw:line>
        <draw:line draw:style-name="gr1" draw:text-style-name="P1" draw:layer="layout" svg:x1="3.173cm" svg:y1="5.316cm" svg:x2="5.713cm" svg:y2="5.316cm">
          <text:p/>
        </draw:line>
        <draw:line draw:style-name="gr1" draw:text-style-name="P1" draw:layer="layout" svg:x1="3.173cm" svg:y1="7.221cm" svg:x2="5.713cm" svg:y2="7.221cm">
          <text:p/>
        </draw:line>
        <draw:line draw:style-name="gr1" draw:text-style-name="P1" draw:layer="layout" svg:x1="3.173cm" svg:y1="9.127cm" svg:x2="5.713cm" svg:y2="9.127cm">
          <text:p/>
        </draw:line>
        <draw:line draw:style-name="gr1" draw:text-style-name="P1" draw:layer="layout" svg:x1="5.713cm" svg:y1="5.318cm" svg:x2="6.056cm" svg:y2="4.688cm">
          <text:p/>
        </draw:line>
        <draw:line draw:style-name="gr1" draw:text-style-name="P1" draw:layer="layout" svg:x1="6.348cm" svg:y1="5.318cm" svg:x2="6.056cm" svg:y2="4.688cm">
          <text:p/>
        </draw:line>
        <draw:line draw:style-name="gr1" draw:text-style-name="P1" draw:layer="layout" svg:x1="6.348cm" svg:y1="5.313cm" svg:x2="6.691cm" svg:y2="4.683cm">
          <text:p/>
        </draw:line>
        <draw:line draw:style-name="gr1" draw:text-style-name="P1" draw:layer="layout" svg:x1="6.984cm" svg:y1="5.313cm" svg:x2="6.692cm" svg:y2="4.683cm">
          <text:p/>
        </draw:line>
        <draw:line draw:style-name="gr1" draw:text-style-name="P1" draw:layer="layout" svg:x1="6.983cm" svg:y1="5.313cm" svg:x2="7.326cm" svg:y2="4.683cm">
          <text:p/>
        </draw:line>
        <draw:line draw:style-name="gr1" draw:text-style-name="P1" draw:layer="layout" svg:x1="7.618cm" svg:y1="5.313cm" svg:x2="7.326cm" svg:y2="4.683cm">
          <text:p/>
        </draw:line>
        <draw:line draw:style-name="gr1" draw:text-style-name="P1" draw:layer="layout" svg:x1="7.618cm" svg:y1="5.313cm" svg:x2="7.961cm" svg:y2="4.683cm">
          <text:p/>
        </draw:line>
        <draw:line draw:style-name="gr1" draw:text-style-name="P1" draw:layer="layout" svg:x1="8.253cm" svg:y1="5.313cm" svg:x2="7.961cm" svg:y2="4.683cm">
          <text:p/>
        </draw:line>
        <draw:line draw:style-name="gr1" draw:text-style-name="P1" draw:layer="layout" svg:x1="8.253cm" svg:y1="5.316cm" svg:x2="10.793cm" svg:y2="5.316cm">
          <text:p/>
        </draw:line>
        <draw:line draw:style-name="gr1" draw:text-style-name="P1" draw:layer="layout" svg:x1="10.793cm" svg:y1="9.126cm" svg:x2="10.793cm" svg:y2="5.316cm">
          <text:p/>
        </draw:line>
        <draw:line draw:style-name="gr1" draw:text-style-name="P1" draw:layer="layout" svg:x1="5.713cm" svg:y1="7.223cm" svg:x2="6.056cm" svg:y2="6.593cm">
          <text:p/>
        </draw:line>
        <draw:line draw:style-name="gr1" draw:text-style-name="P1" draw:layer="layout" svg:x1="6.348cm" svg:y1="7.223cm" svg:x2="6.056cm" svg:y2="6.593cm">
          <text:p/>
        </draw:line>
        <draw:line draw:style-name="gr1" draw:text-style-name="P1" draw:layer="layout" svg:x1="6.348cm" svg:y1="7.216cm" svg:x2="6.691cm" svg:y2="6.586cm">
          <text:p/>
        </draw:line>
        <draw:line draw:style-name="gr1" draw:text-style-name="P1" draw:layer="layout" svg:x1="6.984cm" svg:y1="7.216cm" svg:x2="6.692cm" svg:y2="6.586cm">
          <text:p/>
        </draw:line>
        <draw:line draw:style-name="gr1" draw:text-style-name="P1" draw:layer="layout" svg:x1="6.983cm" svg:y1="7.216cm" svg:x2="7.326cm" svg:y2="6.586cm">
          <text:p/>
        </draw:line>
        <draw:line draw:style-name="gr1" draw:text-style-name="P1" draw:layer="layout" svg:x1="7.618cm" svg:y1="7.216cm" svg:x2="7.326cm" svg:y2="6.586cm">
          <text:p/>
        </draw:line>
        <draw:line draw:style-name="gr1" draw:text-style-name="P1" draw:layer="layout" svg:x1="7.618cm" svg:y1="7.216cm" svg:x2="7.961cm" svg:y2="6.586cm">
          <text:p/>
        </draw:line>
        <draw:line draw:style-name="gr1" draw:text-style-name="P1" draw:layer="layout" svg:x1="8.253cm" svg:y1="7.216cm" svg:x2="7.961cm" svg:y2="6.586cm">
          <text:p/>
        </draw:line>
        <draw:line draw:style-name="gr1" draw:text-style-name="P1" draw:layer="layout" svg:x1="5.713cm" svg:y1="5.318cm" svg:x2="6.056cm" svg:y2="4.688cm">
          <text:p/>
        </draw:line>
        <draw:line draw:style-name="gr1" draw:text-style-name="P1" draw:layer="layout" svg:x1="6.348cm" svg:y1="5.318cm" svg:x2="6.056cm" svg:y2="4.688cm">
          <text:p/>
        </draw:line>
        <draw:line draw:style-name="gr1" draw:text-style-name="P1" draw:layer="layout" svg:x1="6.348cm" svg:y1="5.313cm" svg:x2="6.691cm" svg:y2="4.683cm">
          <text:p/>
        </draw:line>
        <draw:line draw:style-name="gr1" draw:text-style-name="P1" draw:layer="layout" svg:x1="6.984cm" svg:y1="5.313cm" svg:x2="6.692cm" svg:y2="4.683cm">
          <text:p/>
        </draw:line>
        <draw:line draw:style-name="gr1" draw:text-style-name="P1" draw:layer="layout" svg:x1="6.983cm" svg:y1="5.313cm" svg:x2="7.326cm" svg:y2="4.683cm">
          <text:p/>
        </draw:line>
        <draw:line draw:style-name="gr1" draw:text-style-name="P1" draw:layer="layout" svg:x1="7.618cm" svg:y1="5.313cm" svg:x2="7.326cm" svg:y2="4.683cm">
          <text:p/>
        </draw:line>
        <draw:line draw:style-name="gr1" draw:text-style-name="P1" draw:layer="layout" svg:x1="7.618cm" svg:y1="5.313cm" svg:x2="7.961cm" svg:y2="4.683cm">
          <text:p/>
        </draw:line>
        <draw:line draw:style-name="gr1" draw:text-style-name="P1" draw:layer="layout" svg:x1="8.253cm" svg:y1="5.313cm" svg:x2="7.961cm" svg:y2="4.683cm">
          <text:p/>
        </draw:line>
        <draw:line draw:style-name="gr1" draw:text-style-name="P1" draw:layer="layout" svg:x1="5.713cm" svg:y1="9.126cm" svg:x2="6.056cm" svg:y2="8.496cm">
          <text:p/>
        </draw:line>
        <draw:line draw:style-name="gr1" draw:text-style-name="P1" draw:layer="layout" svg:x1="6.348cm" svg:y1="9.126cm" svg:x2="6.056cm" svg:y2="8.496cm">
          <text:p/>
        </draw:line>
        <draw:line draw:style-name="gr1" draw:text-style-name="P1" draw:layer="layout" svg:x1="6.348cm" svg:y1="9.121cm" svg:x2="6.691cm" svg:y2="8.491cm">
          <text:p/>
        </draw:line>
        <draw:line draw:style-name="gr1" draw:text-style-name="P1" draw:layer="layout" svg:x1="6.984cm" svg:y1="9.121cm" svg:x2="6.692cm" svg:y2="8.491cm">
          <text:p/>
        </draw:line>
        <draw:line draw:style-name="gr1" draw:text-style-name="P1" draw:layer="layout" svg:x1="6.983cm" svg:y1="9.121cm" svg:x2="7.326cm" svg:y2="8.491cm">
          <text:p/>
        </draw:line>
        <draw:line draw:style-name="gr1" draw:text-style-name="P1" draw:layer="layout" svg:x1="7.618cm" svg:y1="9.121cm" svg:x2="7.326cm" svg:y2="8.491cm">
          <text:p/>
        </draw:line>
        <draw:line draw:style-name="gr1" draw:text-style-name="P1" draw:layer="layout" svg:x1="7.618cm" svg:y1="9.121cm" svg:x2="7.961cm" svg:y2="8.491cm">
          <text:p/>
        </draw:line>
        <draw:line draw:style-name="gr1" draw:text-style-name="P1" draw:layer="layout" svg:x1="8.253cm" svg:y1="9.121cm" svg:x2="7.961cm" svg:y2="8.491cm">
          <text:p/>
        </draw:line>
        <draw:line draw:style-name="gr1" draw:text-style-name="P1" draw:layer="layout" svg:x1="5.713cm" svg:y1="9.129cm" svg:x2="6.056cm" svg:y2="8.499cm">
          <text:p/>
        </draw:line>
        <draw:line draw:style-name="gr1" draw:text-style-name="P1" draw:layer="layout" svg:x1="6.348cm" svg:y1="9.129cm" svg:x2="6.056cm" svg:y2="8.499cm">
          <text:p/>
        </draw:line>
        <draw:line draw:style-name="gr1" draw:text-style-name="P1" draw:layer="layout" svg:x1="6.348cm" svg:y1="9.124cm" svg:x2="6.691cm" svg:y2="8.494cm">
          <text:p/>
        </draw:line>
        <draw:line draw:style-name="gr1" draw:text-style-name="P1" draw:layer="layout" svg:x1="6.984cm" svg:y1="9.124cm" svg:x2="6.692cm" svg:y2="8.494cm">
          <text:p/>
        </draw:line>
        <draw:line draw:style-name="gr1" draw:text-style-name="P1" draw:layer="layout" svg:x1="6.983cm" svg:y1="9.124cm" svg:x2="7.326cm" svg:y2="8.494cm">
          <text:p/>
        </draw:line>
        <draw:line draw:style-name="gr1" draw:text-style-name="P1" draw:layer="layout" svg:x1="7.618cm" svg:y1="9.124cm" svg:x2="7.326cm" svg:y2="8.494cm">
          <text:p/>
        </draw:line>
        <draw:line draw:style-name="gr1" draw:text-style-name="P1" draw:layer="layout" svg:x1="7.618cm" svg:y1="9.124cm" svg:x2="7.961cm" svg:y2="8.494cm">
          <text:p/>
        </draw:line>
        <draw:line draw:style-name="gr1" draw:text-style-name="P1" draw:layer="layout" svg:x1="8.253cm" svg:y1="9.124cm" svg:x2="7.961cm" svg:y2="8.494cm">
          <text:p/>
        </draw:line>
        <draw:line draw:style-name="gr1" draw:text-style-name="P1" draw:layer="layout" svg:x1="8.253cm" svg:y1="7.221cm" svg:x2="13.333cm" svg:y2="7.221cm">
          <text:p/>
        </draw:line>
        <draw:line draw:style-name="gr1" draw:text-style-name="P1" draw:layer="layout" svg:x1="8.253cm" svg:y1="9.127cm" svg:x2="10.793cm" svg:y2="9.127cm">
          <text:p/>
        </draw:line>
        <draw:line draw:style-name="gr1" draw:text-style-name="P1" draw:layer="layout" svg:x1="0.633cm" svg:y1="2.141cm" svg:x2="1.903cm" svg:y2="2.141cm">
          <text:p/>
        </draw:line>
        <draw:line draw:style-name="gr1" draw:text-style-name="P1" draw:layer="layout" svg:x1="1.903cm" svg:y1="2.143cm" svg:x2="2.246cm" svg:y2="1.513cm">
          <text:p/>
        </draw:line>
        <draw:line draw:style-name="gr1" draw:text-style-name="P1" draw:layer="layout" svg:x1="2.538cm" svg:y1="2.143cm" svg:x2="2.246cm" svg:y2="1.513cm">
          <text:p/>
        </draw:line>
        <draw:line draw:style-name="gr1" draw:text-style-name="P1" draw:layer="layout" svg:x1="2.538cm" svg:y1="2.135cm" svg:x2="2.881cm" svg:y2="1.505cm">
          <text:p/>
        </draw:line>
        <draw:line draw:style-name="gr1" draw:text-style-name="P1" draw:layer="layout" svg:x1="3.173cm" svg:y1="2.135cm" svg:x2="2.881cm" svg:y2="1.505cm">
          <text:p/>
        </draw:line>
        <draw:line draw:style-name="gr1" draw:text-style-name="P1" draw:layer="layout" svg:x1="3.173cm" svg:y1="2.135cm" svg:x2="3.516cm" svg:y2="1.505cm">
          <text:p/>
        </draw:line>
        <draw:line draw:style-name="gr1" draw:text-style-name="P1" draw:layer="layout" svg:x1="3.809cm" svg:y1="2.135cm" svg:x2="3.517cm" svg:y2="1.505cm">
          <text:p/>
        </draw:line>
        <draw:line draw:style-name="gr1" draw:text-style-name="P1" draw:layer="layout" svg:x1="3.808cm" svg:y1="2.135cm" svg:x2="4.151cm" svg:y2="1.505cm">
          <text:p/>
        </draw:line>
        <draw:line draw:style-name="gr1" draw:text-style-name="P1" draw:layer="layout" svg:x1="4.443cm" svg:y1="2.135cm" svg:x2="4.151cm" svg:y2="1.505cm">
          <text:p/>
        </draw:line>
        <draw:line draw:style-name="gr1" draw:text-style-name="P1" draw:layer="layout" svg:x1="1.903cm" svg:y1="2.143cm" svg:x2="2.246cm" svg:y2="1.513cm">
          <text:p/>
        </draw:line>
        <draw:line draw:style-name="gr1" draw:text-style-name="P1" draw:layer="layout" svg:x1="2.538cm" svg:y1="2.143cm" svg:x2="2.246cm" svg:y2="1.513cm">
          <text:p/>
        </draw:line>
        <draw:line draw:style-name="gr1" draw:text-style-name="P1" draw:layer="layout" svg:x1="2.538cm" svg:y1="2.138cm" svg:x2="2.881cm" svg:y2="1.508cm">
          <text:p/>
        </draw:line>
        <draw:line draw:style-name="gr1" draw:text-style-name="P1" draw:layer="layout" svg:x1="3.173cm" svg:y1="2.138cm" svg:x2="2.881cm" svg:y2="1.508cm">
          <text:p/>
        </draw:line>
        <draw:line draw:style-name="gr1" draw:text-style-name="P1" draw:layer="layout" svg:x1="3.173cm" svg:y1="2.138cm" svg:x2="3.516cm" svg:y2="1.508cm">
          <text:p/>
        </draw:line>
        <draw:line draw:style-name="gr1" draw:text-style-name="P1" draw:layer="layout" svg:x1="3.809cm" svg:y1="2.138cm" svg:x2="3.517cm" svg:y2="1.508cm">
          <text:p/>
        </draw:line>
        <draw:line draw:style-name="gr1" draw:text-style-name="P1" draw:layer="layout" svg:x1="3.808cm" svg:y1="2.138cm" svg:x2="4.151cm" svg:y2="1.508cm">
          <text:p/>
        </draw:line>
        <draw:line draw:style-name="gr1" draw:text-style-name="P1" draw:layer="layout" svg:x1="4.443cm" svg:y1="2.138cm" svg:x2="4.151cm" svg:y2="1.508cm">
          <text:p/>
        </draw:line>
        <draw:line draw:style-name="gr1" draw:text-style-name="P1" draw:layer="layout" svg:x1="4.443cm" svg:y1="2.141cm" svg:x2="5.713cm" svg:y2="2.141cm">
          <text:p/>
        </draw:line>
        <draw:line draw:style-name="gr1" draw:text-style-name="P1" draw:layer="layout" svg:x1="5.713cm" svg:y1="2.143cm" svg:x2="6.056cm" svg:y2="1.513cm">
          <text:p/>
        </draw:line>
        <draw:line draw:style-name="gr1" draw:text-style-name="P1" draw:layer="layout" svg:x1="6.348cm" svg:y1="2.143cm" svg:x2="6.056cm" svg:y2="1.513cm">
          <text:p/>
        </draw:line>
        <draw:line draw:style-name="gr1" draw:text-style-name="P1" draw:layer="layout" svg:x1="6.348cm" svg:y1="2.138cm" svg:x2="6.691cm" svg:y2="1.508cm">
          <text:p/>
        </draw:line>
        <draw:line draw:style-name="gr1" draw:text-style-name="P1" draw:layer="layout" svg:x1="6.984cm" svg:y1="2.138cm" svg:x2="6.692cm" svg:y2="1.508cm">
          <text:p/>
        </draw:line>
        <draw:line draw:style-name="gr1" draw:text-style-name="P1" draw:layer="layout" svg:x1="6.983cm" svg:y1="2.138cm" svg:x2="7.326cm" svg:y2="1.508cm">
          <text:p/>
        </draw:line>
        <draw:line draw:style-name="gr1" draw:text-style-name="P1" draw:layer="layout" svg:x1="7.618cm" svg:y1="2.138cm" svg:x2="7.326cm" svg:y2="1.508cm">
          <text:p/>
        </draw:line>
        <draw:line draw:style-name="gr1" draw:text-style-name="P1" draw:layer="layout" svg:x1="7.618cm" svg:y1="2.138cm" svg:x2="7.961cm" svg:y2="1.508cm">
          <text:p/>
        </draw:line>
        <draw:line draw:style-name="gr1" draw:text-style-name="P1" draw:layer="layout" svg:x1="8.253cm" svg:y1="2.138cm" svg:x2="7.961cm" svg:y2="1.508cm">
          <text:p/>
        </draw:line>
        <draw:line draw:style-name="gr1" draw:text-style-name="P1" draw:layer="layout" svg:x1="5.713cm" svg:y1="2.143cm" svg:x2="6.056cm" svg:y2="1.513cm">
          <text:p/>
        </draw:line>
        <draw:line draw:style-name="gr1" draw:text-style-name="P1" draw:layer="layout" svg:x1="6.348cm" svg:y1="2.143cm" svg:x2="6.056cm" svg:y2="1.513cm">
          <text:p/>
        </draw:line>
        <draw:line draw:style-name="gr1" draw:text-style-name="P1" draw:layer="layout" svg:x1="6.348cm" svg:y1="2.138cm" svg:x2="6.691cm" svg:y2="1.508cm">
          <text:p/>
        </draw:line>
        <draw:line draw:style-name="gr1" draw:text-style-name="P1" draw:layer="layout" svg:x1="6.984cm" svg:y1="2.138cm" svg:x2="6.692cm" svg:y2="1.508cm">
          <text:p/>
        </draw:line>
        <draw:line draw:style-name="gr1" draw:text-style-name="P1" draw:layer="layout" svg:x1="6.983cm" svg:y1="2.138cm" svg:x2="7.326cm" svg:y2="1.508cm">
          <text:p/>
        </draw:line>
        <draw:line draw:style-name="gr1" draw:text-style-name="P1" draw:layer="layout" svg:x1="7.618cm" svg:y1="2.138cm" svg:x2="7.326cm" svg:y2="1.508cm">
          <text:p/>
        </draw:line>
        <draw:line draw:style-name="gr1" draw:text-style-name="P1" draw:layer="layout" svg:x1="7.618cm" svg:y1="2.138cm" svg:x2="7.961cm" svg:y2="1.508cm">
          <text:p/>
        </draw:line>
        <draw:line draw:style-name="gr1" draw:text-style-name="P1" draw:layer="layout" svg:x1="8.253cm" svg:y1="2.138cm" svg:x2="7.961cm" svg:y2="1.508cm">
          <text:p/>
        </draw:line>
        <draw:line draw:style-name="gr1" draw:text-style-name="P1" draw:layer="layout" svg:x1="8.253cm" svg:y1="2.141cm" svg:x2="9.523cm" svg:y2="2.141cm">
          <text:p/>
        </draw:line>
        <draw:line draw:style-name="gr1" draw:text-style-name="P1" draw:layer="layout" svg:x1="9.523cm" svg:y1="2.143cm" svg:x2="9.866cm" svg:y2="1.513cm">
          <text:p/>
        </draw:line>
        <draw:line draw:style-name="gr1" draw:text-style-name="P1" draw:layer="layout" svg:x1="10.159cm" svg:y1="2.143cm" svg:x2="9.867cm" svg:y2="1.513cm">
          <text:p/>
        </draw:line>
        <draw:line draw:style-name="gr1" draw:text-style-name="P1" draw:layer="layout" svg:x1="10.158cm" svg:y1="2.135cm" svg:x2="10.501cm" svg:y2="1.505cm">
          <text:p/>
        </draw:line>
        <draw:line draw:style-name="gr1" draw:text-style-name="P1" draw:layer="layout" svg:x1="10.793cm" svg:y1="2.135cm" svg:x2="10.501cm" svg:y2="1.505cm">
          <text:p/>
        </draw:line>
        <draw:line draw:style-name="gr1" draw:text-style-name="P1" draw:layer="layout" svg:x1="10.793cm" svg:y1="2.135cm" svg:x2="11.136cm" svg:y2="1.505cm">
          <text:p/>
        </draw:line>
        <draw:line draw:style-name="gr1" draw:text-style-name="P1" draw:layer="layout" svg:x1="11.427cm" svg:y1="2.135cm" svg:x2="11.135cm" svg:y2="1.505cm">
          <text:p/>
        </draw:line>
        <draw:line draw:style-name="gr1" draw:text-style-name="P1" draw:layer="layout" svg:x1="11.428cm" svg:y1="2.135cm" svg:x2="11.771cm" svg:y2="1.505cm">
          <text:p/>
        </draw:line>
        <draw:line draw:style-name="gr1" draw:text-style-name="P1" draw:layer="layout" svg:x1="12.062cm" svg:y1="2.135cm" svg:x2="11.77cm" svg:y2="1.505cm">
          <text:p/>
        </draw:line>
        <draw:line draw:style-name="gr1" draw:text-style-name="P1" draw:layer="layout" svg:x1="9.523cm" svg:y1="2.143cm" svg:x2="9.866cm" svg:y2="1.513cm">
          <text:p/>
        </draw:line>
        <draw:line draw:style-name="gr1" draw:text-style-name="P1" draw:layer="layout" svg:x1="10.159cm" svg:y1="2.143cm" svg:x2="9.867cm" svg:y2="1.513cm">
          <text:p/>
        </draw:line>
        <draw:line draw:style-name="gr1" draw:text-style-name="P1" draw:layer="layout" svg:x1="10.158cm" svg:y1="2.138cm" svg:x2="10.501cm" svg:y2="1.508cm">
          <text:p/>
        </draw:line>
        <draw:line draw:style-name="gr1" draw:text-style-name="P1" draw:layer="layout" svg:x1="10.793cm" svg:y1="2.138cm" svg:x2="10.501cm" svg:y2="1.508cm">
          <text:p/>
        </draw:line>
        <draw:line draw:style-name="gr1" draw:text-style-name="P1" draw:layer="layout" svg:x1="10.793cm" svg:y1="2.138cm" svg:x2="11.136cm" svg:y2="1.508cm">
          <text:p/>
        </draw:line>
        <draw:line draw:style-name="gr1" draw:text-style-name="P1" draw:layer="layout" svg:x1="11.427cm" svg:y1="2.138cm" svg:x2="11.135cm" svg:y2="1.508cm">
          <text:p/>
        </draw:line>
        <draw:line draw:style-name="gr1" draw:text-style-name="P1" draw:layer="layout" svg:x1="11.428cm" svg:y1="2.138cm" svg:x2="11.771cm" svg:y2="1.508cm">
          <text:p/>
        </draw:line>
        <draw:line draw:style-name="gr1" draw:text-style-name="P1" draw:layer="layout" svg:x1="12.062cm" svg:y1="2.138cm" svg:x2="11.77cm" svg:y2="1.508cm">
          <text:p/>
        </draw:line>
        <draw:line draw:style-name="gr1" draw:text-style-name="P1" draw:layer="layout" svg:x1="12.063cm" svg:y1="2.141cm" svg:x2="13.333cm" svg:y2="2.141cm">
          <text:p/>
        </draw:line>
        <draw:frame draw:style-name="gr2" draw:text-style-name="P2" draw:layer="layout" svg:width="1.366cm" svg:height="2.708cm" svg:x="6.383cm" svg:y="3.626cm">
          <draw:text-box>
            <text:p text:style-name="P2"><text:span text:style-name="T1">R</text:span><text:span text:style-name="T2">1</text:span></text:p>
          </draw:text-box>
        </draw:frame>
        <draw:frame draw:style-name="gr2" draw:text-style-name="P2" draw:layer="layout" svg:width="1.366cm" svg:height="2.708cm" svg:x="6.384cm" svg:y="5.627cm">
          <draw:text-box>
            <text:p text:style-name="P2"><text:span text:style-name="T1">R</text:span><text:span text:style-name="T2">2</text:span></text:p>
          </draw:text-box>
        </draw:frame>
        <draw:frame draw:style-name="gr2" draw:text-style-name="P2" draw:layer="layout" svg:width="1.366cm" svg:height="2.708cm" svg:x="6.385cm" svg:y="7.528cm">
          <draw:text-box>
            <text:p text:style-name="P2"><text:span text:style-name="T1">R</text:span><text:span text:style-name="T2">3</text:span></text:p>
          </draw:text-box>
        </draw:frame>
        <draw:frame draw:style-name="gr2" draw:text-style-name="P2" draw:layer="layout" svg:width="1.366cm" svg:height="2.708cm" svg:x="6.385cm" svg:y="0.633cm">
          <draw:text-box>
            <text:p text:style-name="P2"><text:span text:style-name="T1">R</text:span><text:span text:style-name="T2">2</text:span></text:p>
          </draw:text-box>
        </draw:frame>
        <draw:frame draw:style-name="gr2" draw:text-style-name="P2" draw:layer="layout" svg:width="1.366cm" svg:height="2.708cm" svg:x="2.486cm" svg:y="0.636cm">
          <draw:text-box>
            <text:p text:style-name="P2"><text:span text:style-name="T1">R</text:span><text:span text:style-name="T2">1</text:span></text:p>
          </draw:text-box>
        </draw:frame>
        <draw:frame draw:style-name="gr2" draw:text-style-name="P2" draw:layer="layout" svg:width="1.366cm" svg:height="2.708cm" svg:x="10.388cm" svg:y="0.636cm">
          <draw:text-box>
            <text:p text:style-name="P2"><text:span text:style-name="T1">R</text:span><text:span text:style-name="T2">3</text:span></text:p>
          </draw:text-box>
        </draw:frame>
        <draw:frame draw:style-name="gr3" draw:text-style-name="P2" draw:layer="layout" svg:width="7.105cm" svg:height="1.427cm" svg:x="13.989cm" svg:y="1.51cm">
          <draw:text-box>
            <text:p text:style-name="P2"><text:span text:style-name="T1">R</text:span><text:span text:style-name="T3">eq</text:span><text:span text:style-name="T4"> = </text:span><text:span text:style-name="T1">R</text:span><text:span text:style-name="T3">1</text:span><text:span text:style-name="T4"> + </text:span><text:span text:style-name="T1">R</text:span><text:span text:style-name="T3">2</text:span><text:span text:style-name="T4"> + </text:span><text:span text:style-name="T1">R</text:span><text:span text:style-name="T3">3</text:span></text:p>
          </draw:text-box>
        </draw:frame>
        <draw:frame draw:style-name="gr4" draw:text-style-name="P3" draw:layer="layout" svg:width="10.445cm" svg:height="1.427cm" svg:x="13.989cm" svg:y="6.593cm">
          <draw:text-box>
            <text:p text:style-name="P3"><text:span text:style-name="T1">R</text:span><text:span text:style-name="T5">eq</text:span><text:span text:style-name="T6"> = 1/(1/</text:span><text:span text:style-name="T7">R</text:span><text:span text:style-name="T5">1</text:span><text:span text:style-name="T6"> + 1/</text:span><text:span text:style-name="T7">R</text:span><text:span text:style-name="T5">2</text:span><text:span text:style-name="T6"> + 1/</text:span><text:span text:style-name="T7">R</text:span><text:span text:style-name="T5">3</text:span><text:span text:style-name="T6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3.717cm" svg:x="1cm" svg:y="4.062cm" draw:page-number="1"/>
      <draw:page-thumbnail draw:layer="backgroundobjects" svg:width="9.294cm" svg:height="3.717cm" svg:x="1cm" svg:y="12.11cm"/>
      <draw:page-thumbnail draw:layer="backgroundobjects" svg:width="9.294cm" svg:height="3.717cm" svg:x="1cm" svg:y="20.158cm"/>
      <draw:page-thumbnail draw:layer="backgroundobjects" svg:width="9.294cm" svg:height="3.717cm" svg:x="11.295cm" svg:y="4.062cm"/>
      <draw:page-thumbnail draw:layer="backgroundobjects" svg:width="9.294cm" svg:height="3.717cm" svg:x="11.295cm" svg:y="12.11cm"/>
      <draw:page-thumbnail draw:layer="backgroundobjects" svg:width="9.294cm" svg:height="3.717cm" svg:x="11.295cm" svg:y="20.158cm"/>
    </style:handout-master>
    <style:master-page style:name="Standard" style:page-layout-name="PM1" draw:style-name="Mdp1">
      <draw:frame presentation:style-name="Standard-title" draw:layer="backgroundobjects" svg:width="25.199cm" svg:height="3.505cm" svg:x="1.398cm" svg:y="0.837cm" presentation:class="title" presentation:placeholder="true">
        <draw:text-box/>
      </draw:frame>
      <draw:frame presentation:style-name="Standard-outline1" draw:layer="backgroundobjects" svg:width="25.199cm" svg:height="13.856cm" svg:x="1.398cm" svg:y="4.914cm" presentation:class="outline" presentation:placeholder="true">
        <draw:text-box/>
      </draw:frame>
      <draw:frame presentation:style-name="Mpr1" draw:text-style-name="MP1" draw:layer="backgroundobjects" svg:width="6.523cm" svg:height="1.447cm" svg:x="1.398cm" svg:y="19.12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7cm" svg:x="9.573cm" svg:y="19.12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7cm" svg:x="20.072cm" svg:y="19.128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1-12-14T22:19:40</meta:creation-date>
    <meta:editing-duration>PT00H17M12S</meta:editing-duration>
    <meta:editing-cycles>3</meta:editing-cycles>
    <dc:date>2011-12-14T22:36:43</dc:date>
    <dc:creator>Jérôme Kunegis</dc:creator>
    <meta:generator>OpenOffice.org/3.2$Linux OpenOffice.org_project/320m12$Build-9483</meta:generator>
    <meta:document-statistic meta:object-count="132"/>
  </office:meta>
</office:document-meta>
</file>